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85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text-properties fo:font-family="'Courier New'" style:font-style-name="Normal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style-name="Normal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29cm" svg:height="5.1cm" svg:x="1.053cm" svg:y="0.1cm">
          <draw:text-box>
            <text:p><text:span text:style-name="T1">/* example of error trap <text:s text:c="34"/>*/</text:span></text:p>
            <text:p><text:span text:style-name="T1">signal on error <text:s text:c="16"/>/* Set the trap. <text:s text:c="10"/>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"COPY" <text:s/>file1 file2 <text:s text:c="12"/>/* When an error occurs... 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exit</text:span></text:p>
            <text:p><text:span text:style-name="T1">error: <text:s text:c="25"/>/* ...REXX jumps to here <text:s text:c="2"/>*/</text:span></text:p>
            <text:p><text:span text:style-name="T1"><text:s text:c="2"/></text:span><text:span text:style-name="T1">say "Error" rc "at line" sigl</text:span></text:p>
            <text:p><text:span text:style-name="T1"><text:s text:c="2"/></text:span><text:span text:style-name="T1">say "Program cannot continue."</text:span></text:p>
            <text:p><text:span text:style-name="T1"><text:s text:c="2"/></text:span><text:span text:style-name="T1">exit <text:s text:c="25"/>/* and ends the program. <text:s text:c="2"/>*/</text:span></text:p>
          </draw:text-box>
        </draw:frame>
        <draw:polyline draw:style-name="gr2" draw:text-style-name="P2" draw:layer="layout" svg:width="0.999cm" svg:height="1.554cm" svg:x="0.1cm" svg:y="2.249cm" svg:viewBox="0 0 1000 1555" draw:points="1000,0 0,0 0,1555 1000,155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58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Louis Faucher</meta:initial-creator>
    <meta:creation-date>2009-12-19T18:44:27.79</meta:creation-date>
    <meta:generator>OpenOffice/4.1.6$Win32 OpenOffice.org_project/416m1$Build-9790</meta:generator>
    <dc:date>2020-03-06T18:01:10.27</dc:date>
    <meta:editing-duration>PT1H3M42S</meta:editing-duration>
    <meta:editing-cycles>8</meta:editing-cycles>
    <meta:document-statistic meta:object-count="2"/>
  </office:meta>
</office:document-meta>
</file>